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officeooo:rsid="001e8494" officeooo:paragraph-rsid="001e8494"/>
    </style:style>
    <style:style style:name="P2" style:family="paragraph" style:parent-style-name="Standard">
      <style:text-properties style:font-name="Liberation Sans" officeooo:rsid="001e8494" officeooo:paragraph-rsid="0024fca0"/>
    </style:style>
    <style:style style:name="P3" style:family="paragraph" style:parent-style-name="Standard">
      <style:text-properties style:font-name="Liberation Sans" officeooo:rsid="001e8494" officeooo:paragraph-rsid="00260ce7"/>
    </style:style>
    <style:style style:name="P4" style:family="paragraph" style:parent-style-name="Standard">
      <style:text-properties style:font-name="Liberation Sans" fo:font-weight="bold" officeooo:rsid="001e8494" officeooo:paragraph-rsid="001e8494" style:font-weight-asian="bold" style:font-weight-complex="bold"/>
    </style:style>
    <style:style style:name="P5" style:family="paragraph" style:parent-style-name="Standard">
      <style:text-properties style:font-name="Liberation Sans" fo:font-weight="bold" officeooo:rsid="001fd6ed" officeooo:paragraph-rsid="001e8494" style:font-weight-asian="bold" style:font-weight-complex="bold"/>
    </style:style>
    <style:style style:name="P6" style:family="paragraph" style:parent-style-name="Standard">
      <style:text-properties style:font-name="Liberation Sans" fo:font-weight="bold" officeooo:rsid="001fd6ed" officeooo:paragraph-rsid="001fd6ed" style:font-weight-asian="bold" style:font-weight-complex="bold"/>
    </style:style>
    <style:style style:name="P7" style:family="paragraph" style:parent-style-name="Standard">
      <style:text-properties style:font-name="Liberation Sans" officeooo:rsid="001fd6ed" officeooo:paragraph-rsid="001fd6ed"/>
    </style:style>
    <style:style style:name="P8" style:family="paragraph" style:parent-style-name="Standard">
      <style:text-properties style:font-name="Liberation Sans" officeooo:rsid="0021a171" officeooo:paragraph-rsid="0024fca0"/>
    </style:style>
    <style:style style:name="P9" style:family="paragraph" style:parent-style-name="Standard">
      <style:text-properties style:font-name="Liberation Sans" officeooo:rsid="0021a171" officeooo:paragraph-rsid="00260ce7"/>
    </style:style>
    <style:style style:name="P10" style:family="paragraph" style:parent-style-name="Standard">
      <style:text-properties style:font-name="Liberation Sans" officeooo:rsid="0024fca0" officeooo:paragraph-rsid="0024fca0"/>
    </style:style>
    <style:style style:name="P11" style:family="paragraph" style:parent-style-name="Standard">
      <style:text-properties style:font-name="Liberation Sans" style:text-underline-style="solid" style:text-underline-width="auto" style:text-underline-color="font-color" fo:font-weight="bold" officeooo:rsid="001fd6ed" officeooo:paragraph-rsid="001fd6ed" style:font-weight-asian="bold" style:font-weight-complex="bold"/>
    </style:style>
    <style:style style:name="P12" style:family="paragraph" style:parent-style-name="Standard">
      <style:text-properties style:font-name="Liberation Sans" style:text-underline-style="solid" style:text-underline-width="auto" style:text-underline-color="font-color" fo:font-weight="bold" officeooo:rsid="001e8494" officeooo:paragraph-rsid="001e8494" style:font-weight-asian="bold" style:font-weight-complex="bold"/>
    </style:style>
    <style:style style:name="P13" style:family="paragraph" style:parent-style-name="Standard">
      <style:text-properties style:font-name="Liberation Sans" officeooo:rsid="00260ce7" officeooo:paragraph-rsid="00260ce7"/>
    </style:style>
    <style:style style:name="P14" style:family="paragraph" style:parent-style-name="Standard" style:list-style-name="L1">
      <style:text-properties style:font-name="Liberation Sans" officeooo:rsid="001fd6ed" officeooo:paragraph-rsid="001fd6ed"/>
    </style:style>
    <style:style style:name="P15" style:family="paragraph" style:parent-style-name="Standard">
      <style:text-properties style:font-name="Liberation Sans" officeooo:rsid="001fd6ed" officeooo:paragraph-rsid="001fd6ed"/>
    </style:style>
    <style:style style:name="P16" style:family="paragraph" style:parent-style-name="Standard">
      <style:text-properties style:font-name="Liberation Sans" officeooo:rsid="001fd6ed" officeooo:paragraph-rsid="002cf573"/>
    </style:style>
    <style:style style:name="P17" style:family="paragraph" style:parent-style-name="Standard" style:list-style-name="L4">
      <style:text-properties style:font-name="Liberation Sans" officeooo:rsid="001fd6ed" officeooo:paragraph-rsid="002cf573"/>
    </style:style>
    <style:style style:name="P18" style:family="paragraph" style:parent-style-name="Standard" style:list-style-name="L5">
      <style:text-properties style:font-name="Liberation Sans" officeooo:rsid="001fd6ed" officeooo:paragraph-rsid="001fd6ed"/>
    </style:style>
    <style:style style:name="P19" style:family="paragraph" style:parent-style-name="Standard" style:list-style-name="L2">
      <style:text-properties style:font-name="Liberation Sans" officeooo:rsid="0021a171" officeooo:paragraph-rsid="0021a171"/>
    </style:style>
    <style:style style:name="P20" style:family="paragraph" style:parent-style-name="Standard" style:list-style-name="L5">
      <style:text-properties style:font-name="Liberation Sans" officeooo:rsid="0021a171" officeooo:paragraph-rsid="0021a171"/>
    </style:style>
    <style:style style:name="P21" style:family="paragraph" style:parent-style-name="Standard" style:list-style-name="L2">
      <style:text-properties style:font-name="Liberation Sans" officeooo:rsid="00266850" officeooo:paragraph-rsid="00266850"/>
    </style:style>
    <style:style style:name="P22" style:family="paragraph" style:parent-style-name="Standard" style:list-style-name="L2">
      <style:text-properties style:font-name="Liberation Sans" officeooo:rsid="0024fca0" officeooo:paragraph-rsid="0024fca0"/>
    </style:style>
    <style:style style:name="P23" style:family="paragraph" style:parent-style-name="Standard" style:list-style-name="L2">
      <style:text-properties style:font-name="Liberation Sans" officeooo:rsid="0024fca0" officeooo:paragraph-rsid="00260ce7"/>
    </style:style>
    <style:style style:name="P24" style:family="paragraph" style:parent-style-name="Standard" style:list-style-name="L5">
      <style:text-properties style:font-name="Liberation Sans" officeooo:rsid="0024fca0" officeooo:paragraph-rsid="0024fca0"/>
    </style:style>
    <style:style style:name="P25" style:family="paragraph" style:parent-style-name="Standard" style:list-style-name="L2">
      <style:text-properties style:font-name="Liberation Sans" officeooo:rsid="00260ce7" officeooo:paragraph-rsid="00260ce7"/>
    </style:style>
    <style:style style:name="P26" style:family="paragraph" style:parent-style-name="Standard">
      <style:text-properties style:font-name="Liberation Sans" officeooo:rsid="00260ce7" officeooo:paragraph-rsid="00260ce7"/>
    </style:style>
    <style:style style:name="P27" style:family="paragraph" style:parent-style-name="Standard" style:list-style-name="L4">
      <style:text-properties style:font-name="Liberation Sans" officeooo:rsid="00260ce7" officeooo:paragraph-rsid="00260ce7"/>
    </style:style>
    <style:style style:name="P28" style:family="paragraph" style:parent-style-name="Standard">
      <style:text-properties style:font-name="Liberation Sans" style:text-underline-style="solid" style:text-underline-width="auto" style:text-underline-color="font-color" fo:font-weight="bold" officeooo:rsid="00260ce7" officeooo:paragraph-rsid="00260ce7" style:font-weight-asian="bold" style:font-weight-complex="bold"/>
    </style:style>
    <style:style style:name="P29" style:family="paragraph" style:parent-style-name="Standard">
      <style:text-properties style:font-name="Liberation Sans" style:text-underline-style="solid" style:text-underline-width="auto" style:text-underline-color="font-color" fo:font-weight="bold" officeooo:rsid="002dbd8d" officeooo:paragraph-rsid="002dbd8d" style:font-weight-asian="bold" style:font-weight-complex="bold"/>
    </style:style>
    <style:style style:name="P30" style:family="paragraph" style:parent-style-name="Standard">
      <style:text-properties style:font-name="Liberation Sans" style:text-underline-style="solid" style:text-underline-width="auto" style:text-underline-color="font-color" fo:font-weight="bold" officeooo:rsid="001e8494" officeooo:paragraph-rsid="001e8494" style:font-weight-asian="bold" style:font-weight-complex="bold"/>
    </style:style>
    <style:style style:name="P31" style:family="paragraph" style:parent-style-name="Standard" style:list-style-name="L4">
      <style:text-properties style:font-name="Liberation Sans" officeooo:rsid="002cf573" officeooo:paragraph-rsid="002cf573"/>
    </style:style>
    <style:style style:name="P32" style:family="paragraph" style:parent-style-name="Standard" style:list-style-name="L6">
      <style:text-properties style:font-name="Liberation Sans" style:text-underline-style="none" fo:font-weight="normal" officeooo:rsid="002dbd8d" officeooo:paragraph-rsid="002dbd8d" style:font-weight-asian="normal" style:font-weight-complex="normal"/>
    </style:style>
    <style:style style:name="P33" style:family="paragraph" style:parent-style-name="Standard">
      <style:text-properties style:font-name="Liberation Sans" officeooo:rsid="002dbd8d" officeooo:paragraph-rsid="002dbd8d"/>
    </style:style>
    <style:style style:name="P34" style:family="paragraph" style:parent-style-name="Standard" style:list-style-name="L2">
      <style:text-properties style:font-name="Liberation Sans" officeooo:rsid="002e610c" officeooo:paragraph-rsid="002e610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a171" style:font-weight-asian="bold" style:font-weight-complex="bold"/>
    </style:style>
    <style:style style:name="T3" style:family="text">
      <style:text-properties fo:font-weight="bold" officeooo:rsid="0024fca0" style:font-weight-asian="bold" style:font-weight-complex="bold"/>
    </style:style>
    <style:style style:name="T4" style:family="text">
      <style:text-properties fo:font-weight="bold" officeooo:rsid="001fd6ed" style:font-weight-asian="bold" style:font-weight-complex="bold"/>
    </style:style>
    <style:style style:name="T5" style:family="text">
      <style:text-properties fo:font-weight="bold" officeooo:rsid="00260ce7" style:font-weight-asian="bold" style:font-weight-complex="bold"/>
    </style:style>
    <style:style style:name="T6" style:family="text">
      <style:text-properties officeooo:rsid="0023589d"/>
    </style:style>
    <style:style style:name="T7" style:family="text">
      <style:text-properties officeooo:rsid="00260ce7"/>
    </style:style>
    <style:style style:name="T8" style:family="text">
      <style:text-properties officeooo:rsid="002920f3"/>
    </style:style>
    <style:style style:name="T9" style:family="text">
      <style:text-properties officeooo:rsid="002cf573"/>
    </style:style>
    <style:style style:name="T10" style:family="text">
      <style:text-properties officeooo:rsid="002dbd8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ymposium demonstration</text:p>
      <text:p text:style-name="P5"/>
      <text:p text:style-name="P1"/>
      <text:p text:style-name="P6">Setup</text:p>
      <text:p text:style-name="P7">The spacecraft is connected to a battery, it has a real time clock. It is powered down.</text:p>
      <text:p text:style-name="P7"/>
      <text:p text:style-name="P7">There are 5 files pre-loaded:</text:p>
      <text:list xml:id="list586116948" text:style-name="L1">
        <text:list-item>
          <text:p text:style-name="P14">WOD file – <text:span text:style-name="T9">as though generated on the spacecraft</text:span></text:p>
        </text:list-item>
        <text:list-item>
          <text:p text:style-name="P14">Experiment file 1 – uploaded as though from another spacecraft</text:p>
        </text:list-item>
        <text:list-item>
          <text:p text:style-name="P14">Experiment file 2 – <text:span text:style-name="T9">as though </text:span>generated on the spacecraft</text:p>
        </text:list-item>
        <text:list-item>
          <text:p text:style-name="P14">Bulletin message <text:span text:style-name="T8">to ALL </text:span>showing the AMSAT bulletin</text:p>
        </text:list-item>
        <text:list-item>
          <text:p text:style-name="P14">Message to another station with an image</text:p>
        </text:list-item>
      </text:list>
      <text:p text:style-name="P7"/>
      <text:p text:style-name="P33">Before the demo:</text:p>
      <text:list xml:id="list1262934019" text:style-name="L5">
        <text:list-item>
          <text:p text:style-name="P18">There is sufficient space to upload another short file</text:p>
        </text:list-item>
        <text:list-item>
          <text:p text:style-name="P18">The files are uploaded so that they will not expire on the day of the presentation</text:p>
        </text:list-item>
        <text:list-item>
          <text:p text:style-name="P20">The PB is Open</text:p>
        </text:list-item>
        <text:list-item>
          <text:p text:style-name="P20">The Uplink is Open</text:p>
        </text:list-item>
        <text:list-item>
          <text:p text:style-name="P20">The time is set</text:p>
        </text:list-item>
        <text:list-item>
          <text:p text:style-name="P18">The ground station <text:span text:style-name="T6">is open and listening. <text:s/>It </text:span>contains no directory and has one draft file to upload.</text:p>
        </text:list-item>
        <text:list-item>
          <text:p text:style-name="P24">Dir age should be 99 to make sure we pick up the files.</text:p>
        </text:list-item>
        <text:list-item>
          <text:p text:style-name="P24">No equations – <text:span text:style-name="T7">remove any that exist</text:span></text:p>
        </text:list-item>
      </text:list>
      <text:p text:style-name="P10"/>
      <text:p text:style-name="P1"/>
      <text:p text:style-name="P11">Demo Procedure</text:p>
      <text:p text:style-name="P12"/>
      <text:p text:style-name="P29">Intro</text:p>
      <text:list xml:id="list2865103161" text:style-name="L6">
        <text:list-item>
          <text:p text:style-name="P32">Re-cover the purpose of the satellite. <text:s/>A data store designed for delay tolerant connections and able to support on board or uploaded data </text:p>
        </text:list-item>
        <text:list-item>
          <text:p text:style-name="P32">Set the scene by describing a typical ground station and the current state – a satellite with pre-loaded files – WOD telemetry, experiment data, Uploaded from a distant sat, messages from Amateur stations uploaded from the ground. <text:s/></text:p>
        </text:list-item>
        <text:list-item>
          <text:p text:style-name="P32">Explain why we have a copy of the ground station and how operation differs to a BBS with online connection</text:p>
        </text:list-item>
      </text:list>
      <text:p text:style-name="P12"/>
      <text:p text:style-name="P1"><text:span text:style-name="T2">Action: </text:span><text:span text:style-name="T4">The power is connected to the spacecraft and it “comes over the horizon”</text:span><text:span text:style-name="T1">:</text:span></text:p>
      <text:list xml:id="list4025114808" text:style-name="L2">
        <text:list-item>
          <text:p text:style-name="P19">The PB is seen and the DIR is requested</text:p>
        </text:list-item>
        <text:list-item>
          <text:p text:style-name="P34">Describe the dir contents</text:p>
        </text:list-item>
        <text:list-item>
          <text:p text:style-name="P21">The telemetry is received and should be described box by box <text:span text:style-name="T10">on the telemetry tab</text:span></text:p>
        </text:list-item>
        <text:list-item>
          <text:p text:style-name="P21">Note the free space is for a small amount of test RAM on the MRAM Disk</text:p>
        </text:list-item>
        <text:list-item>
          <text:p text:style-name="P34">Note the number of files vs what we see in the directory</text:p>
        </text:list-item>
      </text:list>
      <text:p text:style-name="P1"/>
      <text:p text:style-name="P2"><text:span text:style-name="T2">Action: </text:span><text:span text:style-name="T3">Download the AMSAT bulletin </text:span><text:span text:style-name="T5">by setting it P1</text:span></text:p>
      <text:list xml:id="list100901869692834" text:continue-numbering="true" text:style-name="L2">
        <text:list-item>
          <text:p text:style-name="P22">File is received</text:p>
        </text:list-item>
      </text:list>
      <text:p text:style-name="P8"/>
      <text:p text:style-name="P3"><text:span text:style-name="T2">Action: </text:span><text:span text:style-name="T5">Setup equation to download PARTNER1 data</text:span></text:p>
      <text:list xml:id="list100903314542500" text:continue-numbering="true" text:style-name="L2">
        <text:list-item>
          <text:p text:style-name="P23">File is received</text:p>
        </text:list-item>
        <text:list-item>
          <text:p text:style-name="P25">Note that we can export the data</text:p>
        </text:list-item>
        <text:list-item>
          <text:p text:style-name="P25"><text:soft-page-break/>Note that all received packets are sent to the central server so that stations can collaboratively download large files which are re-assembled there and can be shared with experiment partners</text:p>
        </text:list-item>
      </text:list>
      <text:p text:style-name="P9"/>
      <text:p text:style-name="P3"><text:span text:style-name="T2">Action: </text:span><text:span text:style-name="T5">Note that data can be sent from other spacecraft but can also be sent by Hams for fun. <text:s/>Reply to</text:span><text:span text:style-name="T3"> the AMSAT bulletin </text:span><text:span text:style-name="T5">with a comment</text:span></text:p>
      <text:list xml:id="list100903120785218" text:continue-numbering="true" text:style-name="L2">
        <text:list-item>
          <text:p text:style-name="P23">File is <text:span text:style-name="T7">uploaded</text:span></text:p>
        </text:list-item>
      </text:list>
      <text:p text:style-name="P9"/>
      <text:p text:style-name="P3"><text:span text:style-name="T2">Action: </text:span><text:span text:style-name="T5">Press DIR button to refresh the directory</text:span></text:p>
      <text:list xml:id="list100902772593540" text:continue-numbering="true" text:style-name="L2">
        <text:list-item>
          <text:p text:style-name="P23"><text:span text:style-name="T7">Uploaded </text:span>File is <text:span text:style-name="T7">visible in dir</text:span></text:p>
        </text:list-item>
      </text:list>
      <text:p text:style-name="P3"><text:span text:style-name="T2">Action: </text:span><text:span text:style-name="T5">Download the image file</text:span></text:p>
      <text:list xml:id="list100903107255377" text:continue-numbering="true" text:style-name="L2">
        <text:list-item>
          <text:p text:style-name="P25">Note that this could be experiment data from an onboard camera or it could be data from another spacecraft. <text:s/>It can also be an image uploaded by a ham for fun</text:p>
        </text:list-item>
        <text:list-item>
          <text:p text:style-name="P34">While downloading explain that we plan future tests at higher speeds, with different formats and automated between two satellites working together. </text:p>
        </text:list-item>
      </text:list>
      <text:p text:style-name="P13"/>
      <text:p text:style-name="P28"/>
      <text:p text:style-name="P9"/>
      <text:p text:style-name="P28">TO<text:span text:style-name="T10"> </text:span>RESET THE TEST</text:p>
      <text:p text:style-name="P28"/>
      <text:p text:style-name="P16">To make resetting the test easier a copy of the ground station contains the files to be uploaded and the callsign of the uploader</text:p>
      <text:p text:style-name="P16"/>
      <text:list xml:id="list2172933554" text:style-name="L4">
        <text:list-item>
          <text:p text:style-name="P31">Open the PACSAT_DEMO_SETUP version of the ground station</text:p>
        </text:list-item>
        <text:list-item>
          <text:p text:style-name="P31">Send the Format command to the spacecraft</text:p>
        </text:list-item>
        <text:list-item>
          <text:p text:style-name="P31">Send the Time command to the spacecraft</text:p>
        </text:list-item>
        <text:list-item>
          <text:p text:style-name="P31">Open each of the 5 files in the Outbox and click Send</text:p>
        </text:list-item>
        <text:list-item>
          <text:p text:style-name="P31"><text:span text:style-name="T10">When they are uploaded c</text:span>lose the PACSAT_DEMO_SETUP version</text:p>
          <text:p text:style-name="P17"/>
        </text:list-item>
        <text:list-item>
          <text:p text:style-name="P27">Go into PACSAT_DEMO <text:span text:style-name="T9">folder </text:span>and delete the Pacsat dir contents.</text:p>
        </text:list-item>
        <text:list-item>
          <text:p text:style-name="P27">Unplug the spacecraft.</text:p>
        </text:list-item>
        <text:list-item>
          <text:p text:style-name="P31">Open the PACSAT_DEMO version of the spacecraft</text:p>
        </text:list-item>
        <text:list-item>
          <text:p text:style-name="P31">The Demo is ready to run</text:p>
        </text:list-item>
      </text:list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 officeooo:rsid="001e8494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7:40:23.399348187</meta:creation-date>
    <meta:editing-duration>PT1H12M31S</meta:editing-duration>
    <meta:editing-cycles>6</meta:editing-cycles>
    <meta:generator>LibreOffice/7.3.7.2$Linux_X86_64 LibreOffice_project/30$Build-2</meta:generator>
    <dc:date>2023-10-12T10:09:01.156908266</dc:date>
    <meta:document-statistic meta:table-count="0" meta:image-count="0" meta:object-count="0" meta:page-count="2" meta:paragraph-count="54" meta:word-count="589" meta:character-count="3157" meta:non-whitespace-character-count="2646"/>
  </office:meta>
</office:document-meta>
</file>